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stage_activities">
        <table:table-row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PMO Upload</text:p>
          </table:table-cell>
          <table:table-cell office:value-type="string">
            <text:p>site validation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TS Assessment</text:p>
          </table:table-cell>
          <table:table-cell office:value-type="string">
            <text:p>site approva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210">
            <text:p>2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STS Head Endorsement to RAM</text:p>
          </table:table-cell>
          <table:table-cell office:value-type="string">
            <text:p>site approval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211">
            <text:p>21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Vendor Awarding by RAM</text:p>
          </table:table-cell>
          <table:table-cell office:value-type="string">
            <text:p>site approval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212">
            <text:p>2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Vendor Acceptance of Endorsement</text:p>
          </table:table-cell>
          <table:table-cell office:value-type="string">
            <text:p>site validation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213">
            <text:p>2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Vendor Agent Assignment</text:p>
          </table:table-cell>
          <table:table-cell office:value-type="string">
            <text:p>site validation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214">
            <text:p>2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Check Search Ring Options</text:p>
          </table:table-cell>
          <table:table-cell office:value-type="string">
            <text:p>site search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215">
            <text:p>2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Advance Site Hunting - Initial negotiation and Assessment of Property Docs</text:p>
          </table:table-cell>
          <table:table-cell office:value-type="string">
            <text:p>site search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216">
            <text:p>21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Submit ASHR to Agile / Engineering for Initial assessment and approval</text:p>
          </table:table-cell>
          <table:table-cell office:value-type="string">
            <text:p>doc approval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217">
            <text:p>2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Schedule for Survey from Agile JTTS</text:p>
          </table:table-cell>
          <table:table-cell office:value-type="string">
            <text:p>site search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218">
            <text:p>21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Signing of Reps/Vendor should upload SSDS / NTP Signoff in Aquila</text:p>
          </table:table-cell>
          <table:table-cell office:value-type="string">
            <text:p>doc validation</text:p>
          </table:table-cell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219">
            <text:p>21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string">
            <text:p>Ram Verification / Approval of Docs</text:p>
          </table:table-cell>
          <table:table-cell office:value-type="string">
            <text:p>doc approval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220">
            <text:p>22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Negotiation of Lease Terms &amp; NTP Approval / Approval of Conceptual Drawing / Property docs</text:p>
          </table:table-cell>
          <table:table-cell office:value-type="string">
            <text:p>doc upload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221">
            <text:p>221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string">
            <text:p>Approval of Conceptual Drawing</text:p>
          </table:table-cell>
          <table:table-cell office:value-type="string">
            <text:p>doc upload</text:p>
          </table:table-cell>
          <table:table-cell office:value-type="float" office:value="14">
            <text:p>14</text:p>
          </table:table-cell>
          <table:table-cell office:value-type="string">
            <text:p>NULL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222">
            <text:p>22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Upload to aquila</text:p>
          </table:table-cell>
          <table:table-cell office:value-type="string">
            <text:p>doc upload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223">
            <text:p>223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string">
            <text:p>Ram Verification / Approval of Docs</text:p>
          </table:table-cell>
          <table:table-cell office:value-type="string">
            <text:p>doc upload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224">
            <text:p>22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Seg Plan / SI / Traverse (CAAP Reqmt)- Vendor</text:p>
          </table:table-cell>
          <table:table-cell office:value-type="string">
            <text:p>doc upload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225">
            <text:p>22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Vendor Upload</text:p>
          </table:table-cell>
          <table:table-cell office:value-type="string">
            <text:p>doc upoad</text:p>
          </table:table-cell>
          <table:table-cell office:value-type="float" office:value="18">
            <text:p>18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226">
            <text:p>22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ram verification</text:p>
          </table:table-cell>
          <table:table-cell office:value-type="string">
            <text:p>doc validation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227">
            <text:p>22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Brgy Clearance / Vendor Upoload</text:p>
          </table:table-cell>
          <table:table-cell office:value-type="string">
            <text:p>doc upload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228">
            <text:p>228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string">
            <text:p>Ram for Validation / Approval</text:p>
          </table:table-cell>
          <table:table-cell office:value-type="string">
            <text:p>doc approval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229">
            <text:p>22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Process LGU Requirements</text:p>
          </table:table-cell>
          <table:table-cell office:value-type="string">
            <text:p>doc upload</text:p>
          </table:table-cell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230">
            <text:p>23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Actual National Permits if applicable</text:p>
          </table:table-cell>
          <table:table-cell office:value-type="string">
            <text:p>doc validation</text:p>
          </table:table-cell>
          <table:table-cell office:value-type="float" office:value="23">
            <text:p>23</text:p>
          </table:table-cell>
          <table:table-cell office:value-type="string">
            <text:p>NULL</text:p>
          </table:table-cell>
          <table:table-cell office:value-type="float" office:value="92">
            <text:p>92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231">
            <text:p>23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DENR Docs if applicable</text:p>
          </table:table-cell>
          <table:table-cell office:value-type="string">
            <text:p>doc maker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float" office:value="365">
            <text:p>36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232">
            <text:p>23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Submit application forms and requirements to LGU Engineering for Building Permit</text:p>
          </table:table-cell>
          <table:table-cell office:value-type="string">
            <text:p>doc approval</text:p>
          </table:table-cell>
          <table:table-cell office:value-type="float" office:value="25">
            <text:p>25</text:p>
          </table:table-cell>
          <table:table-cell office:value-type="string">
            <text:p>NULL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233">
            <text:p>233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Uploading of Docs</text:p>
          </table:table-cell>
          <table:table-cell office:value-type="string">
            <text:p>doc approval</text:p>
          </table:table-cell>
          <table:table-cell office:value-type="float" office:value="26">
            <text:p>26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234">
            <text:p>234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string">
            <text:p>Validation by RAM</text:p>
          </table:table-cell>
          <table:table-cell office:value-type="string">
            <text:p>doc validation</text:p>
          </table:table-cell>
          <table:table-cell office:value-type="float" office:value="27">
            <text:p>27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235">
            <text:p>235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string">
            <text:p>RTB Declaration</text:p>
          </table:table-cell>
          <table:table-cell office:value-type="string">
            <text:p>doc upload</text:p>
          </table:table-cell>
          <table:table-cell office:value-type="float" office:value="28">
            <text:p>28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236">
            <text:p>236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Vendor Sends Draft Contract for SAM Legal Verification including all docs</text:p>
          </table:table-cell>
          <table:table-cell office:value-type="string">
            <text:p>doc validation</text:p>
          </table:table-cell>
          <table:table-cell office:value-type="float" office:value="29">
            <text:p>29</text:p>
          </table:table-cell>
          <table:table-cell office:value-type="string">
            <text:p>NULL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237">
            <text:p>237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Legal Approval</text:p>
          </table:table-cell>
          <table:table-cell office:value-type="string">
            <text:p/>
          </table:table-cell>
          <table:table-cell office:value-type="float" office:value="30">
            <text:p>30</text:p>
          </table:table-cell>
          <table:table-cell office:value-type="string">
            <text:p>NULL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238">
            <text:p>238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Vendor gets Lessor Signature / Upload signed contract</text:p>
          </table:table-cell>
          <table:table-cell office:value-type="string">
            <text:p/>
          </table:table-cell>
          <table:table-cell office:value-type="float" office:value="31">
            <text:p>31</text:p>
          </table:table-cell>
          <table:table-cell office:value-type="string">
            <text:p>NULL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239">
            <text:p>239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string">
            <text:p>Vendor Endorse for Lease Package</text:p>
          </table:table-cell>
          <table:table-cell office:value-type="string">
            <text:p/>
          </table:table-cell>
          <table:table-cell office:value-type="float" office:value="32">
            <text:p>32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1.1</meta:generator>
    <meta:initial-creator>phpMyAdmin 5.1.1</meta:initial-creator>
    <meta:creation-date>2021-06-25T06:45:48</meta:creation-date>
  </office:meta>
</office:document-meta>
</file>